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d558" officeooo:paragraph-rsid="0015d558"/>
    </style:style>
    <style:style style:name="P2" style:family="paragraph" style:parent-style-name="Standard">
      <style:text-properties fo:font-weight="bold" officeooo:rsid="0015d558" officeooo:paragraph-rsid="0015d558" style:font-weight-asian="bold" style:font-weight-complex="bold"/>
    </style:style>
    <style:style style:name="P3" style:family="paragraph" style:parent-style-name="Standard">
      <style:text-properties fo:font-weight="normal" officeooo:rsid="00166b46" officeooo:paragraph-rsid="00166b46" style:font-weight-asian="normal" style:font-weight-complex="normal"/>
    </style:style>
    <style:style style:name="P4" style:family="paragraph" style:parent-style-name="Standard">
      <style:text-properties style:text-line-through-style="solid" style:text-line-through-type="single" fo:font-weight="normal" officeooo:rsid="0016c258" officeooo:paragraph-rsid="0016c258" style:font-weight-asian="normal" style:font-weight-complex="normal"/>
    </style:style>
    <style:style style:name="P5" style:family="paragraph" style:parent-style-name="Standard">
      <style:text-properties style:text-line-through-style="none" style:text-line-through-type="none" fo:font-weight="normal" officeooo:rsid="0018c212" officeooo:paragraph-rsid="0018c21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5 + 10 CHF = $10 if rate is 2:1</text:p>
      <text:p text:style-name="P2">$5 + $5 = $10</text:p>
      <text:p text:style-name="P3">Return Money from $5 + $5</text:p>
      <text:p text:style-name="P4">Bank.reduce(Money)</text:p>
      <text:p text:style-name="P5">Reduce Money with conversion</text:p>
      <text:p text:style-name="P5">Reduce(Bank, Stri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ar </meta:initial-creator>
    <meta:creation-date>2018-02-23T23:28:03.221000000</meta:creation-date>
    <dc:date>2018-03-05T00:43:21.192000000</dc:date>
    <dc:creator>Dimitar </dc:creator>
    <meta:editing-duration>PT18M18S</meta:editing-duration>
    <meta:editing-cycles>4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6" meta:word-count="28" meta:character-count="136" meta:non-whitespace-character-count="114"/>
  </office:meta>
</office:document-meta>
</file>